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verter.getBoolean( Object o , boolean default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verter.getString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er.formatDate( String dat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er.getLong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er.formatCalendar( Calendar date , String patter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verter.getString( Object o , String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verter.getFloat( Object o , float default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verter.getChar( Object o , char defaultValu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onverter.getCalendar( Object date , Calendar defaultValu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Converter.formatNumber( float num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verter.getChar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er.getDate( Object date , Date defaultValu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Converter.getInt( Object o , int default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verter.formatDate( java . sql . Date date , String patter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verter.getDate( Object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er.formatDate( Date date , String patter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verter.getDouble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er.getLong( Object o , long default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verter.formatDate( Calendar dat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er.getDouble( Object o , double default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verter.getBoolean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er.insertLineBreaks( String v , String inser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nverter.getCalendar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er.getFloat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er.getInt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er.urlEncode( Object toEn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er.convert( Object value , Class toType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7">
            <text:p text:style-name="Table_20_Contents">7</text:p>
          </table:table-cell>
          <table:table-cell office:value-type="float" office:value="31">
            <text:p text:style-name="Table_20_Contents">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